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3.7cm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3.7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3.7cm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>
      <style:graphic-properties draw:textarea-horizontal-align="justify" draw:textarea-vertical-align="middle" draw:auto-grow-height="false" fo:min-height="1.448cm" fo:min-width="4.2cm"/>
    </style:style>
    <style:style style:name="gr6" style:family="graphic" style:parent-style-name="standard">
      <style:graphic-properties draw:textarea-horizontal-align="justify" draw:textarea-vertical-align="middle" draw:auto-grow-height="false" fo:min-height="5.854cm" fo:min-width="4.2cm"/>
    </style:style>
    <style:style style:name="gr7" style:family="graphic" style:parent-style-name="standard">
      <style:graphic-properties draw:textarea-horizontal-align="justify" draw:textarea-vertical-align="middle" draw:auto-grow-height="false" fo:min-height="5.348cm" fo:min-width="4.2cm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4.4cm"/>
    </style:style>
    <style:style style:name="gr9" style:family="graphic" style:parent-style-name="standard">
      <style:graphic-properties draw:textarea-horizontal-align="justify" draw:textarea-vertical-align="middle" draw:auto-grow-height="false" fo:min-height="3.05cm" fo:min-width="4.4cm"/>
    </style:style>
    <style:style style:name="gr10" style:family="graphic" style:parent-style-name="standard">
      <style:graphic-properties draw:textarea-horizontal-align="justify" draw:textarea-vertical-align="middle" draw:auto-grow-height="false" fo:min-height="2.25cm" fo:min-width="4.4cm"/>
    </style:style>
    <style:style style:name="gr11" style:family="graphic" style:parent-style-name="standard">
      <style:graphic-properties draw:textarea-horizontal-align="justify" draw:textarea-vertical-align="middle" draw:auto-grow-height="false" fo:min-height="0.949cm" fo:min-width="5.8cm"/>
    </style:style>
    <style:style style:name="gr12" style:family="graphic" style:parent-style-name="standard">
      <style:graphic-properties draw:textarea-horizontal-align="justify" draw:textarea-vertical-align="middle" draw:auto-grow-height="false" fo:min-height="3.982cm" fo:min-width="5.8cm"/>
    </style:style>
    <style:style style:name="gr13" style:family="graphic" style:parent-style-name="standard">
      <style:graphic-properties draw:textarea-horizontal-align="justify" draw:textarea-vertical-align="middle" draw:auto-grow-height="false" fo:min-height="3.419cm" fo:min-width="5.8cm"/>
    </style:style>
    <style:style style:name="gr14" style:family="graphic" style:parent-style-name="standard">
      <style:graphic-properties draw:textarea-horizontal-align="justify" draw:textarea-vertical-align="middle" draw:auto-grow-height="false" fo:min-height="1.195cm" fo:min-width="6.9cm"/>
    </style:style>
    <style:style style:name="gr15" style:family="graphic" style:parent-style-name="standard">
      <style:graphic-properties draw:textarea-horizontal-align="justify" draw:textarea-vertical-align="middle" draw:auto-grow-height="false" fo:min-height="3.07cm" fo:min-width="6.9cm"/>
    </style:style>
    <style:style style:name="gr16" style:family="graphic" style:parent-style-name="standard">
      <style:graphic-properties draw:textarea-horizontal-align="justify" draw:textarea-vertical-align="middle" draw:auto-grow-height="false" fo:min-height="2.23cm" fo:min-width="6.9cm"/>
    </style:style>
    <style:style style:name="gr17" style:family="graphic" style:parent-style-name="standard">
      <style:graphic-properties draw:textarea-horizontal-align="justify" draw:textarea-vertical-align="middle" draw:auto-grow-height="false" fo:min-height="0.89cm" fo:min-width="6.9cm"/>
    </style:style>
    <style:style style:name="gr18" style:family="graphic" style:parent-style-name="standard">
      <style:graphic-properties draw:textarea-horizontal-align="justify" draw:textarea-vertical-align="middle" draw:auto-grow-height="false" fo:min-height="3.006cm" fo:min-width="6.9cm"/>
    </style:style>
    <style:style style:name="gr19" style:family="graphic" style:parent-style-name="standard">
      <style:graphic-properties draw:textarea-horizontal-align="justify" draw:textarea-vertical-align="middle" draw:auto-grow-height="false" fo:min-height="2.327cm" fo:min-width="6.9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2cm" svg:height="1.3cm" svg:x="2.6cm" svg:y="1cm">
            <text:p text:style-name="P1">Label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2cm" svg:height="1.1cm" svg:x="2.6cm" svg:y="2.3cm">
            <text:p text:style-name="P1">Attributes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2cm" svg:height="1.2cm" svg:x="2.6cm" svg:y="3.4cm">
            <text:p text:style-name="P1">Behaviours</text:p>
            <draw:enhanced-geometry svg:viewBox="0 0 21600 21600" draw:type="rectangle" draw:enhanced-path="M 0 0 L 21600 0 21600 21600 0 21600 0 0 Z N"/>
          </draw:custom-shape>
        </draw:g>
        <draw:frame draw:style-name="gr4" draw:layer="layout" svg:width="4.1cm" svg:height="1.5cm" svg:x="1cm" svg:y="1cm">
          <draw:text-box>
            <text:p>Key:</text:p>
          </draw:text-box>
        </draw:frame>
        <draw:g>
          <draw:custom-shape draw:style-name="gr5" draw:text-style-name="P1" draw:layer="layout" svg:width="4.7cm" svg:height="1.698cm" svg:x="15.7cm" svg:y="0.9cm">
            <text:p text:style-name="P1">Course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4.7cm" svg:height="6.104cm" svg:x="15.7cm" svg:y="2.598cm">
            <text:p text:style-name="P1">CourseID</text:p>
            <text:p text:style-name="P1">Distance</text:p>
            <text:p text:style-name="P1">Circuit Series</text:p>
            <text:p text:style-name="P1">Handicap10</text:p>
            <text:p text:style-name="P1">Handicap25</text:p>
            <text:p text:style-name="P1">HillClimb</text:p>
            <text:p text:style-name="P1">Transmedia</text:p>
            <text:p text:style-name="P1">Juvenile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4.7cm" svg:height="5.598cm" svg:x="15.7cm" svg:y="8.702cm">
            <text:p text:style-name="P1">AddDistance</text:p>
            <text:p text:style-name="P1">IsCircuit Series</text:p>
            <text:p text:style-name="P1">IsHandicap10</text:p>
            <text:p text:style-name="P1">IsHandicap25</text:p>
            <text:p text:style-name="P1">IsHillClimb</text:p>
            <text:p text:style-name="P1">IsTransmedia</text:p>
            <text:p text:style-name="P1">IsJuvenil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4.9cm" svg:height="1.4cm" svg:x="9cm" svg:y="1cm">
            <text:p text:style-name="P1">Event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4.9cm" svg:height="3.3cm" svg:x="9cm" svg:y="2.4cm">
            <text:p text:style-name="P1">EventID</text:p>
            <text:p text:style-name="P1">Date</text:p>
            <text:p text:style-name="P1">CourseID</text:p>
            <text:p text:style-name="P1">RiderList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4.9cm" svg:height="2.5cm" svg:x="9cm" svg:y="5.7cm">
            <text:p text:style-name="P1">AddDate</text:p>
            <text:p text:style-name="P1">AddCource</text:p>
            <text:p text:style-name="P1">UpdateRiderLis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" draw:layer="layout" svg:width="6.3cm" svg:height="1.199cm" svg:x="9cm" svg:y="9cm">
            <text:p text:style-name="P1">Record</text:p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6.3cm" svg:height="4.232cm" svg:x="9cm" svg:y="10.199cm">
            <text:p text:style-name="P1">RecordID</text:p>
            <text:p text:style-name="P1">RiderID</text:p>
            <text:p text:style-name="P1">RideTime</text:p>
            <text:p text:style-name="P1">HandicapTime</text:p>
            <text:p text:style-name="P1">Position</text:p>
            <text:p text:style-name="P1">Club</text:p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3cm" svg:height="3.669cm" svg:x="9cm" svg:y="14.431cm">
            <text:p text:style-name="P1">AddRider</text:p>
            <text:p text:style-name="P1">AddRideTIme</text:p>
            <text:p text:style-name="P1">UpdateHandicapTime</text:p>
            <text:p text:style-name="P1">UpdatePosition</text:p>
            <text:p text:style-name="P1">AddClub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4" draw:text-style-name="P1" draw:layer="layout" svg:width="7.4cm" svg:height="1.445cm" svg:x="1.2cm" svg:y="5.455cm">
              <text:p text:style-name="P1">Rider</text:p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7.4cm" svg:height="3.32cm" svg:x="1.2cm" svg:y="6.9cm">
              <text:p text:style-name="P1">RiderID</text:p>
              <text:p text:style-name="P1">Forename</text:p>
              <text:p text:style-name="P1">Surame</text:p>
              <text:p text:style-name="P1">Age</text:p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7.4cm" svg:height="2.48cm" svg:x="1.2cm" svg:y="10.22cm">
              <text:p text:style-name="P1">AddForename</text:p>
              <text:p text:style-name="P1">AddSurname</text:p>
              <text:p text:style-name="P1">AddAge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" draw:layer="layout" svg:width="7.4cm" svg:height="1.14cm" svg:x="1.2cm" svg:y="15.9cm">
              <text:p text:style-name="P1">TeamCambridgeRider</text:p>
              <draw:enhanced-geometry svg:viewBox="0 0 21600 21600" draw:type="rectangle" draw:enhanced-path="M 0 0 L 21600 0 21600 21600 0 21600 0 0 Z N"/>
            </draw:custom-shape>
            <draw:custom-shape draw:style-name="gr18" draw:text-style-name="P1" draw:layer="layout" svg:width="7.4cm" svg:height="3.256cm" svg:x="1.2cm" svg:y="17.067cm">
              <text:p text:style-name="P1">Handicap10Points</text:p>
              <text:p text:style-name="P1">CireuitPoints</text:p>
              <text:p text:style-name="P1">TransmediaPoints</text:p>
              <text:p text:style-name="P1">JuvenliePoints</text:p>
              <draw:enhanced-geometry svg:viewBox="0 0 21600 21600" draw:type="rectangle" draw:enhanced-path="M 0 0 L 21600 0 21600 21600 0 21600 0 0 Z N"/>
            </draw:custom-shape>
            <draw:custom-shape draw:style-name="gr19" draw:text-style-name="P1" draw:layer="layout" svg:width="7.4cm" svg:height="2.577cm" svg:x="1.2cm" svg:y="20.323cm">
              <text:p text:style-name="P1"/>
              <text:p text:style-name="P1">UpdateHandicap10Points</text:p>
              <text:p text:style-name="P1">UpdateCireuitPoints</text:p>
              <text:p text:style-name="P1">UpdateTransmediapoints</text:p>
              <text:p text:style-name="P1"/>
              <draw:enhanced-geometry svg:viewBox="0 0 21600 21600" draw:type="rectangle" draw:enhanced-path="M 0 0 L 21600 0 21600 21600 0 21600 0 0 Z N"/>
            </draw:custom-shape>
          </draw:g>
          <draw:line draw:style-name="gr20" draw:text-style-name="P1" draw:layer="layout" svg:x1="5cm" svg:y1="16cm" svg:x2="5cm" svg:y2="12.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23:33:22.223000000</meta:creation-date>
    <dc:date>2014-10-24T22:59:18.462000000</dc:date>
    <meta:editing-duration>PT20M36S</meta:editing-duration>
    <meta:editing-cycles>2</meta:editing-cycles>
    <meta:generator>LibreOffice/4.3.2.2$Windows_x86 LibreOffice_project/edfb5295ba211bd31ad47d0bad0118690f76407d</meta:generator>
    <meta:document-statistic meta:object-count="27"/>
  </office:meta>
</office:document-meta>
</file>